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72in"/>
    </style:style>
    <style:style style:name="co2" style:family="table-column">
      <style:table-column-properties fo:break-before="auto" style:column-width="1.9654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4.1307in"/>
    </style:style>
    <style:style style:name="co5" style:family="table-column">
      <style:table-column-properties fo:break-before="auto" style:column-width="7.41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transparent"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14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 style:vertical-align="middle"/>
      <style:text-properties style:font-name="Liberation Mono"/>
    </style:style>
    <style:style style:name="ce18" style:family="table-cell" style:parent-style-name="Default">
      <style:table-cell-properties fo:background-color="transparent" style:vertical-align="middle"/>
      <style:text-properties style:font-name="Liberation Mono"/>
    </style:style>
    <style:style style:name="ce20" style:family="table-cell" style:parent-style-name="Default" style:data-style-name="N100">
      <style:table-cell-properties fo:background-color="transparent" style:vertical-align="middle"/>
      <style:text-properties style:font-name="Liberation Mono"/>
    </style:style>
    <style:style style:name="ce8" style:family="table-cell" style:parent-style-name="Default" style:data-style-name="N100">
      <style:table-cell-properties style:vertical-align="middle"/>
      <style:text-properties style:font-name="Liberation Mono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number-columns-repeated="1017" table:default-cell-style-name="ce3"/>
        <table:table-column table:style-name="co6" table:number-columns-repeated="2" table:default-cell-style-name="ce9"/>
        <table:table-row table:style-name="ro1">
          <table:table-cell table:style-name="ce1" office:value-type="string" calcext:value-type="string" table:number-columns-spanned="1" table:number-rows-spanned="2">
            <text:p>PostgreSQL</text:p>
          </table:table-cell>
          <table:table-cell table:style-name="ce14" office:value-type="string" calcext:value-type="string" table:number-columns-spanned="3" table:number-rows-spanned="1">
            <text:p>Reading (with metadata)</text:p>
          </table:table-cell>
          <table:covered-table-cell table:number-columns-repeated="2" table:style-name="ce14"/>
          <table:table-cell table:style-name="ce5" office:value-type="string" calcext:value-type="string" table:number-columns-spanned="1" table:number-rows-spanned="2">
            <text:p>Writing (using parameters)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14" office:value-type="string" calcext:value-type="string">
            <text:p>DB type name</text:p>
          </table:table-cell>
          <table:table-cell table:style-name="ce14" office:value-type="string" calcext:value-type="string">
            <text:p>SQLType</text:p>
            <text:p><text:span text:style-name="T2">JDBCType</text:span></text:p>
          </table:table-cell>
          <table:table-cell table:style-name="ce14" office:value-type="string" calcext:value-type="string">
            <text:p>Java class name (metadata)</text:p>
            <text:p><text:span text:style-name="T2">Actual value class</text:span></text:p>
          </table:table-cell>
          <table:covered-table-cell table:style-name="ce6"/>
          <table:table-cell table:number-columns-repeated="1019"/>
        </table:table-row>
        <table:table-row table:style-name="ro2"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int8</text:p>
          </table:table-cell>
          <table:table-cell table:style-name="ce12" office:value-type="string" calcext:value-type="string">
            <text:p>-5</text:p>
            <text:p><text:span text:style-name="T1">BIGINT</text:span></text:p>
          </table:table-cell>
          <table:table-cell table:style-name="ce12" office:value-type="string" calcext:value-type="string">
            <text:p>java.lang.Long</text:p>
            <text:p><text:span text:style-name="T1">java.lang.Long</text:span></text:p>
          </table:table-cell>
          <table:table-cell table:style-name="ce18" office:value-type="string" calcext:value-type="string">
            <text:p>java.sql.PreparedStatement.setLong(…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igint[]</text:p>
          </table:table-cell>
          <table:table-cell table:style-name="ce12" office:value-type="string" calcext:value-type="string">
            <text:p>_int8 → int8</text:p>
          </table:table-cell>
          <table:table-cell table:style-name="ce12" office:value-type="string" calcext:value-type="string">
            <text:p>2003 → -5</text:p>
            <text:p><text:span text:style-name="T1">ARRAY → BIGINT</text:span></text:p>
          </table:table-cell>
          <table:table-cell table:style-name="ce12" office:value-type="string" calcext:value-type="string">
            <text:p>java.sql.Array → java.lang.Long</text:p>
            <text:p><text:span text:style-name="T1">java.sql.Array → java.lang.Long</text:span></text:p>
          </table:table-cell>
          <table:table-cell table:style-name="ce18" office:value-type="string" calcext:value-type="string">
            <text:p>val value = java.sql.Connection.createArrayOf(“int8”, arrayOf(…))</text:p>
            <text:p>java.sql.PreparedStatement.setArray(?, value)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bit(1)</text:p>
          </table:table-cell>
          <table:table-cell table:style-name="ce12" office:value-type="string" calcext:value-type="string">
            <text:p>bit</text:p>
          </table:table-cell>
          <table:table-cell table:style-name="ce12" office:value-type="string" calcext:value-type="string">
            <text:p>-7</text:p>
            <text:p><text:span text:style-name="T1">BIT</text:span></text:p>
          </table:table-cell>
          <table:table-cell table:style-name="ce12" office:value-type="string" calcext:value-type="string">
            <text:p>java.lang.Boolean</text:p>
            <text:p><text:span text:style-name="T1">java.lang.Boolean</text:span></text:p>
          </table:table-cell>
          <table:table-cell table:style-name="ce18" office:value-type="string" calcext:value-type="string">
            <text:p>val value = org.postgresql.util.PGobject().apply {</text:p>
            <text:p><text:span text:style-name="T3">    this.value = "0" // Data size must be respected!</text:span></text:p>
            <text:p>    this.type = "bit"</text:p>
            <text:p>}</text:p>
            <text:p>java.sql.PreparedStatement.setObject(?, value) 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bit(2)</text:p>
          </table:table-cell>
          <table:table-cell table:style-name="ce12" office:value-type="string" calcext:value-type="string">
            <text:p>bit</text:p>
          </table:table-cell>
          <table:table-cell table:style-name="ce12" office:value-type="string" calcext:value-type="string">
            <text:p>-7</text:p>
            <text:p><text:span text:style-name="T1">BIT</text:span></text:p>
          </table:table-cell>
          <table:table-cell table:style-name="ce12" office:value-type="string" calcext:value-type="string">
            <text:p>java.lang.Boolean</text:p>
            <text:p><text:span text:style-name="T1">org.postgresql.util.PGobject (“bit” “11”) </text:span></text:p>
          </table:table-cell>
          <table:table-cell table:style-name="ce18" office:value-type="string" calcext:value-type="string">
            <text:p>val value = org.postgresql.util.PGobject().apply {</text:p>
            <text:p><text:span text:style-name="T4">    this.value = "01" // Data size must be respected!</text:span></text:p>
            <text:p>    this.type = "bit"</text:p>
            <text:p>}</text:p>
            <text:p>java.sql.PreparedStatement.setObject(?, value) 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it(1)[]</text:p>
          </table:table-cell>
          <table:table-cell table:style-name="ce12" office:value-type="string" calcext:value-type="string">
            <text:p>_bit → bit</text:p>
          </table:table-cell>
          <table:table-cell table:style-name="ce12" office:value-type="string" calcext:value-type="string">
            <text:p>2003 → -7</text:p>
            <text:p>ARRAY → BIT</text:p>
          </table:table-cell>
          <table:table-cell table:style-name="ce12" office:value-type="string" calcext:value-type="string">
            <text:p>java.sql.Array → java.lang.Boolean</text:p>
            <text:p><text:span text:style-name="T1">java.sql.Array → java.lang.Boolean</text:span></text:p>
          </table:table-cell>
          <table:table-cell table:style-name="ce20" office:value-type="string" calcext:value-type="string">
            <text:p>val value = java.sql.Connection.createArrayOf("bit", arrayOf(false, null))</text:p>
            <text:p>java.sql.PreparedStatement.setArray(?, value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bit(2)[]</text:p>
          </table:table-cell>
          <table:table-cell table:style-name="ce12" office:value-type="string" calcext:value-type="string">
            <text:p>_bit → bit</text:p>
          </table:table-cell>
          <table:table-cell table:style-name="ce12" office:value-type="string" calcext:value-type="string">
            <text:p>2003 → -7</text:p>
            <text:p>ARRAY → BIT</text:p>
          </table:table-cell>
          <table:table-cell table:style-name="ce12" office:value-type="string" calcext:value-type="string">
            <text:p>java.sql.Array → java.lang.Boolean</text:p>
            <text:p><text:span text:style-name="T1">java.sql.Array → org.postgresql.util.PGobject (“bit” “11”) </text:span></text:p>
          </table:table-cell>
          <table:table-cell table:style-name="ce20" office:value-type="string" calcext:value-type="string">
            <text:p>val item = org.postgresql.util.PGobject().apply {</text:p>
            <text:p>    this.type = "bit"</text:p>
            <text:p>    this.value = "00"</text:p>
            <text:p>}</text:p>
            <text:p>val value = java.sql.Connection.createArrayOf("bit", arrayOf(null, item))</text:p>
            <text:p>java.sql.PreparedStatement.setArray(?, value)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bit varying(1)</text:p>
          </table:table-cell>
          <table:table-cell table:style-name="ce12" office:value-type="string" calcext:value-type="string">
            <text:p>varbit</text:p>
          </table:table-cell>
          <table:table-cell table:style-name="ce12" office:value-type="string" calcext:value-type="string">
            <text:p>1111</text:p>
            <text:p>OTHER</text:p>
          </table:table-cell>
          <table:table-cell table:style-name="ce12" office:value-type="string" calcext:value-type="string">
            <text:p>java.lang.String</text:p>
            <text:p>org.postgresql.util.PGobject ("varbit" "1") </text:p>
          </table:table-cell>
          <table:table-cell table:style-name="ce20" office:value-type="string" calcext:value-type="string">
            <text:p>val value = org.postgresql.util.PGobject().apply {</text:p>
            <text:p>    this.value = "0" // Data size must be respected!</text:p>
            <text:p>    this.type = "varbit"</text:p>
            <text:p>}</text:p>
            <text:p>java.sql.PreparedStatement.setObject(parameterIndex, value) 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bit varying(5)</text:p>
          </table:table-cell>
          <table:table-cell table:style-name="ce12" office:value-type="string" calcext:value-type="string">
            <text:p>varbit</text:p>
          </table:table-cell>
          <table:table-cell table:style-name="ce12" office:value-type="string" calcext:value-type="string">
            <text:p>1111</text:p>
            <text:p>OTHER</text:p>
          </table:table-cell>
          <table:table-cell table:style-name="ce12" office:value-type="string" calcext:value-type="string">
            <text:p>java.lang.String</text:p>
            <text:p>org.postgresql.util.PGobject ("varbit" "11") </text:p>
          </table:table-cell>
          <table:table-cell table:style-name="ce20" office:value-type="string" calcext:value-type="string">
            <text:p>val value = org.postgresql.util.PGobject().apply {</text:p>
            <text:p>    this.value = "01" // Data size must be respected!</text:p>
            <text:p>    this.type = "varbit"</text:p>
            <text:p>}</text:p>
            <text:p>java.sql.PreparedStatement.setObject(parameterIndex, value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bit varying(1)[]</text:p>
          </table:table-cell>
          <table:table-cell table:style-name="ce12" office:value-type="string" calcext:value-type="string">
            <text:p>_varbit → varbit</text:p>
          </table:table-cell>
          <table:table-cell table:style-name="ce12" office:value-type="string" calcext:value-type="string">
            <text:p>2003 → 1111</text:p>
            <text:p>ARRAY → OTHER</text:p>
          </table:table-cell>
          <table:table-cell table:style-name="ce12" office:value-type="string" calcext:value-type="string">
            <text:p>java.sql.Array → java.lang.String</text:p>
            <text:p>java.sql.Array → org.postgresql.util.PGobject ("varbit" "1")</text:p>
          </table:table-cell>
          <table:table-cell table:style-name="ce20" office:value-type="string" calcext:value-type="string">
            <text:p>val item = org.postgresql.util.PGobject().apply {</text:p>
            <text:p>    this.value = "0" // Data size must be respected!</text:p>
            <text:p>    this.type = "varbit"</text:p>
            <text:p>}</text:p>
            <text:p>val value = java.sql.Connection.createArrayOf("varbit", arrayOf(item, null))</text:p>
            <text:p>java.sql.PreparedStatement.setArray(?, value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bit varying(5)[]</text:p>
          </table:table-cell>
          <table:table-cell table:style-name="ce12" office:value-type="string" calcext:value-type="string">
            <text:p>_varbit → varbit</text:p>
          </table:table-cell>
          <table:table-cell table:style-name="ce12" office:value-type="string" calcext:value-type="string">
            <text:p>2003 → 1111</text:p>
            <text:p>ARRAY → OTHER</text:p>
          </table:table-cell>
          <table:table-cell table:style-name="ce12" office:value-type="string" calcext:value-type="string">
            <text:p>java.sql.Array → java.lang.String</text:p>
            <text:p>java.sql.Array → org.postgresql.util.PGobject ("varbit" "11")</text:p>
          </table:table-cell>
          <table:table-cell table:style-name="ce20" office:value-type="string" calcext:value-type="string">
            <text:p>val item = org.postgresql.util.PGobject().apply {</text:p>
            <text:p>    this.value = "101" // Data size must be respected!</text:p>
            <text:p>    this.type = "varbit"</text:p>
            <text:p>}</text:p>
            <text:p>val value = java.sql.Connection.createArrayOf("varbit", arrayOf(item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oolean</text:p>
          </table:table-cell>
          <table:table-cell table:style-name="ce12" office:value-type="string" calcext:value-type="string">
            <text:p>bool</text:p>
          </table:table-cell>
          <table:table-cell table:style-name="ce12" office:value-type="string" calcext:value-type="string">
            <text:p>-7</text:p>
            <text:p>BIT</text:p>
          </table:table-cell>
          <table:table-cell table:style-name="ce12" office:value-type="string" calcext:value-type="string">
            <text:p>java.lang.Boolean</text:p>
            <text:p>java.lang.Boolean</text:p>
          </table:table-cell>
          <table:table-cell table:style-name="ce20" office:value-type="string" calcext:value-type="string">
            <text:p>java.sql.PreparedStatement.setBoolean(…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oolean[]</text:p>
          </table:table-cell>
          <table:table-cell table:style-name="ce12" office:value-type="string" calcext:value-type="string">
            <text:p>_bool → bool</text:p>
          </table:table-cell>
          <table:table-cell table:style-name="ce12" office:value-type="string" calcext:value-type="string">
            <text:p>2003 → -7</text:p>
            <text:p>ARRAY → BIT</text:p>
          </table:table-cell>
          <table:table-cell table:style-name="ce12" office:value-type="string" calcext:value-type="string">
            <text:p>java.sql.Array → java.lang.Boolean</text:p>
            <text:p>java.sql.Array → java.lang.Boolean</text:p>
          </table:table-cell>
          <table:table-cell table:style-name="ce20" office:value-type="string" calcext:value-type="string">
            <text:p>val value = java.sql.Connection.createArrayOf("bool", arrayOf(false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number-columns-repeated="2" table:style-name="ce12" office:value-type="string" calcext:value-type="string">
            <text:p>bytea</text:p>
          </table:table-cell>
          <table:table-cell table:style-name="ce12" office:value-type="string" calcext:value-type="string">
            <text:p>-2</text:p>
            <text:p>BINARY</text:p>
          </table:table-cell>
          <table:table-cell table:style-name="ce12" office:value-type="string" calcext:value-type="string">
            <text:p>byte[]</text:p>
            <text:p><text:span text:style-name="T1">byte[] </text:span></text:p>
          </table:table-cell>
          <table:table-cell table:style-name="ce20" office:value-type="string" calcext:value-type="string">
            <text:p>java.sql.PreparedStatement.setBytes(?, byteArrayOf(0, 1, 2, 3)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bytea[]</text:p>
          </table:table-cell>
          <table:table-cell table:style-name="ce12" office:value-type="string" calcext:value-type="string">
            <text:p>_bytea → bytea</text:p>
          </table:table-cell>
          <table:table-cell table:style-name="ce12" office:value-type="string" calcext:value-type="string">
            <text:p>2003 → -2</text:p>
            <text:p>ARRAY → BINARY</text:p>
          </table:table-cell>
          <table:table-cell table:style-name="ce12" office:value-type="string" calcext:value-type="string">
            <text:p>java.sql.Array → byte[]</text:p>
            <text:p><text:span text:style-name="T1">java.sql.Array → byte[] </text:span></text:p>
          </table:table-cell>
          <table:table-cell table:style-name="ce20" office:value-type="string" calcext:value-type="string">
            <text:p>val item = byteArrayOf(0, 1, 2, 3)</text:p>
            <text:p>val value = java.sql.Connection.createArrayOf("bytea", arrayOf(item, null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"char"</text:p>
          </table:table-cell>
          <table:table-cell table:style-name="ce12" office:value-type="string" calcext:value-type="string">
            <text:p>char</text:p>
          </table:table-cell>
          <table:table-cell table:style-name="ce12" office:value-type="string" calcext:value-type="string">
            <text:p>1</text:p>
            <text:p>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java.sql.PreparedStatement.setString(parameterIndex, "BA") // Value will be truncated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"char"[]</text:p>
          </table:table-cell>
          <table:table-cell table:style-name="ce12" office:value-type="string" calcext:value-type="string">
            <text:p>_char → char</text:p>
          </table:table-cell>
          <table:table-cell table:style-name="ce12" office:value-type="string" calcext:value-type="string">
            <text:p>2003 → 1</text:p>
            <text:p>ARRAY → 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BA" // Value will be truncated</text:p>
            <text:p>val array = java.sql.Connection.createArrayOf("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haracter(1)</text:p>
          </table:table-cell>
          <table:table-cell table:style-name="ce12" office:value-type="string" calcext:value-type="string">
            <text:p>bpchar</text:p>
          </table:table-cell>
          <table:table-cell table:style-name="ce12" office:value-type="string" calcext:value-type="string">
            <text:p>1</text:p>
            <text:p>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// Data size must be respected!</text:p>
            <text:p>java.sql.PreparedStatement.setString(parameterIndex, "B"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haracter(5)</text:p>
          </table:table-cell>
          <table:table-cell table:style-name="ce12" office:value-type="string" calcext:value-type="string">
            <text:p>bpchar</text:p>
          </table:table-cell>
          <table:table-cell table:style-name="ce12" office:value-type="string" calcext:value-type="string">
            <text:p>1</text:p>
            <text:p>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// Data size must be respected!</text:p>
            <text:p>java.sql.PreparedStatement.setString(parameterIndex, "BDBDB"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character(1)[]</text:p>
          </table:table-cell>
          <table:table-cell table:style-name="ce12" office:value-type="string" calcext:value-type="string">
            <text:p>_bpchar → bpchar</text:p>
          </table:table-cell>
          <table:table-cell table:style-name="ce12" office:value-type="string" calcext:value-type="string">
            <text:p>2003 → 1</text:p>
            <text:p>ARRAY → 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B" // Data size must be respected!</text:p>
            <text:p>val array = java.sql.Connection.createArrayOf("bp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character(5)[]</text:p>
          </table:table-cell>
          <table:table-cell table:style-name="ce12" office:value-type="string" calcext:value-type="string">
            <text:p>_bpchar → bpchar</text:p>
          </table:table-cell>
          <table:table-cell table:style-name="ce12" office:value-type="string" calcext:value-type="string">
            <text:p>2003 → 1</text:p>
            <text:p>ARRAY → 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1234" // Data size must be respected</text:p>
            <text:p>val array = java.sql.Connection.createArrayOf("bp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character varying(5)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string" calcext:value-type="string">
            <text:p>12</text:p>
            <text:p>VAR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// Data size must be respected</text:p>
            <text:p>java.sql.PreparedStatement.setString(?, "1234"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character varying(5)[]</text:p>
          </table:table-cell>
          <table:table-cell table:style-name="ce12" office:value-type="string" calcext:value-type="string">
            <text:p>_varchar → varchar</text:p>
          </table:table-cell>
          <table:table-cell table:style-name="ce12" office:value-type="string" calcext:value-type="string">
            <text:p>2003 → 12</text:p>
            <text:p>ARRAY → VAR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1234" // Data size must be respected</text:p>
            <text:p>val array = java.sql.Connection.createArrayOf("varchar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number-columns-repeated="2" table:style-name="ce12" office:value-type="string" calcext:value-type="string">
            <text:p>date</text:p>
          </table:table-cell>
          <table:table-cell table:style-name="ce12" office:value-type="string" calcext:value-type="string">
            <text:p>91</text:p>
            <text:p>DATE</text:p>
          </table:table-cell>
          <table:table-cell table:style-name="ce12" office:value-type="string" calcext:value-type="string">
            <text:p>java.sql.Date</text:p>
            <text:p>java.sql.Date</text:p>
          </table:table-cell>
          <table:table-cell table:style-name="ce20" office:value-type="string" calcext:value-type="string">
            <text:p>val value = java.sql.Date(System.currentTimeMillis())</text:p>
            <text:p>java.sql.PreparedStatement.setDate(?, value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ate[]</text:p>
          </table:table-cell>
          <table:table-cell table:style-name="ce12" office:value-type="string" calcext:value-type="string">
            <text:p>_date → date</text:p>
          </table:table-cell>
          <table:table-cell table:style-name="ce12" office:value-type="string" calcext:value-type="string">
            <text:p>2003 → 91</text:p>
            <text:p>ARRAY → DATE</text:p>
          </table:table-cell>
          <table:table-cell table:style-name="ce12" office:value-type="string" calcext:value-type="string">
            <text:p>java.sql.Array → java.sql.Date</text:p>
            <text:p>java.sql.Array → java.sql.Date</text:p>
          </table:table-cell>
          <table:table-cell table:style-name="ce20" office:value-type="string" calcext:value-type="string">
            <text:p>val item = java.time.LocalDate.now()</text:p>
            <text:p>val value = java.sql.Connection.createArrayOf("date", arrayOf(null, item))</text:p>
            <text:p>java.sql.PreparedStatement.setArray(?, value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ouble precision</text:p>
          </table:table-cell>
          <table:table-cell table:style-name="ce12" office:value-type="string" calcext:value-type="string">
            <text:p>float8</text:p>
          </table:table-cell>
          <table:table-cell table:style-name="ce12" office:value-type="string" calcext:value-type="string">
            <text:p>8</text:p>
            <text:p>DOUBLE</text:p>
          </table:table-cell>
          <table:table-cell table:style-name="ce12" office:value-type="string" calcext:value-type="string">
            <text:p>java.lang.Double</text:p>
            <text:p>java.lang.Double</text:p>
          </table:table-cell>
          <table:table-cell table:style-name="ce20" office:value-type="string" calcext:value-type="string">
            <text:p>java.sql.PreparedStatement.setDouble(?, 5.5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ouble precision[]</text:p>
          </table:table-cell>
          <table:table-cell table:style-name="ce12" office:value-type="string" calcext:value-type="string">
            <text:p>_float8 → float8</text:p>
          </table:table-cell>
          <table:table-cell table:style-name="ce12" office:value-type="string" calcext:value-type="string">
            <text:p>2003 → 8</text:p>
            <text:p>ARRAY → DOUBLE</text:p>
          </table:table-cell>
          <table:table-cell table:style-name="ce12" office:value-type="string" calcext:value-type="string">
            <text:p>java.sql.Array → java.lang.Double</text:p>
            <text:p>java.sql.Array → java.lang.Double</text:p>
          </table:table-cell>
          <table:table-cell table:style-name="ce20" office:value-type="string" calcext:value-type="string">
            <text:p>val item = 5.5</text:p>
            <text:p>val array = java.sql.Connection.createArrayOf("float8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int4</text:p>
          </table:table-cell>
          <table:table-cell table:style-name="ce12" office:value-type="string" calcext:value-type="string">
            <text:p>4</text:p>
            <text:p>INTEGER</text:p>
          </table:table-cell>
          <table:table-cell table:style-name="ce12" office:value-type="string" calcext:value-type="string">
            <text:p>java.lang.Integer</text:p>
            <text:p>java.lang.Integer</text:p>
          </table:table-cell>
          <table:table-cell table:style-name="ce20" office:value-type="string" calcext:value-type="string">
            <text:p>java.sql.PreparedStatement.setInt(?, 5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integer[]</text:p>
          </table:table-cell>
          <table:table-cell table:style-name="ce12" office:value-type="string" calcext:value-type="string">
            <text:p>_int4 → int4</text:p>
          </table:table-cell>
          <table:table-cell table:style-name="ce12" office:value-type="string" calcext:value-type="string">
            <text:p>2003 → 4</text:p>
            <text:p>ARRAY → INTEGER</text:p>
          </table:table-cell>
          <table:table-cell table:style-name="ce12" office:value-type="string" calcext:value-type="string">
            <text:p>java.sql.Array → java.lang.Integer</text:p>
            <text:p>java.sql.Array → java.lang.Integer</text:p>
          </table:table-cell>
          <table:table-cell table:style-name="ce20" office:value-type="string" calcext:value-type="string">
            <text:p>val item = 5</text:p>
            <text:p>val array = java.sql.Connection.createArrayOf("int4", arrayOf(item, null))</text:p>
            <text:p>java.sql.PreparedStatement.setArray(?, array)</text:p>
          </table:table-cell>
          <table:table-cell table:number-columns-repeated="1019"/>
        </table:table-row>
        <table:table-row table:style-name="ro3">
          <table:table-cell table:number-columns-repeated="2" table:style-name="ce12" office:value-type="string" calcext:value-type="string">
            <text:p>json</text:p>
          </table:table-cell>
          <table:table-cell table:style-name="ce12" office:value-type="string" calcext:value-type="string">
            <text:p>1111</text:p>
            <text:p>OTHER</text:p>
          </table:table-cell>
          <table:table-cell table:style-name="ce12" office:value-type="string" calcext:value-type="string">
            <text:p>org.postgresql.util.PGobject </text:p>
            <text:p>org.postgresql.util.PGobject ("json" "{\"text\":\"My object\"}")</text:p>
          </table:table-cell>
          <table:table-cell table:style-name="ce20" office:value-type="string" calcext:value-type="string">
            <text:p>val value = org.postgresql.util.PGobject().apply {</text:p>
            <text:p>    this.type = "json"</text:p>
            <text:p>    this.value = "{\"title\":\"New object\"}"</text:p>
            <text:p>}</text:p>
            <text:p>java.sql.PreparedStatement.setObject(?, value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json[]</text:p>
          </table:table-cell>
          <table:table-cell table:style-name="ce12" office:value-type="string" calcext:value-type="string">
            <text:p>_json → json</text:p>
          </table:table-cell>
          <table:table-cell table:style-name="ce12" office:value-type="string" calcext:value-type="string">
            <text:p>2003 → 1111</text:p>
            <text:p>ARRAY → OTHER</text:p>
          </table:table-cell>
          <table:table-cell table:style-name="ce12" office:value-type="string" calcext:value-type="string">
            <text:p>java.sql.Array → org.postgresql.util.PGobject</text:p>
            <text:p>java.sql.Array → org.postgresql.util.PGobject </text:p>
          </table:table-cell>
          <table:table-cell table:style-name="ce20" office:value-type="string" calcext:value-type="string">
            <text:p>val item = org.postgresql.util.PGobject().apply {</text:p>
            <text:p>    this.type = "json"</text:p>
            <text:p>    this.value = "{\"text\": \"New object\"}"</text:p>
            <text:p>}</text:p>
            <text:p>val array = java.sql.Connection.createArrayOf("json", arrayOf(item, null))</text:p>
            <text:p>java.sql.PreparedStatement.setArray(?, array)</text:p>
          </table:table-cell>
          <table:table-cell table:number-columns-repeated="1019"/>
        </table:table-row>
        <table:table-row table:style-name="ro3">
          <table:table-cell table:number-columns-repeated="2" table:style-name="ce12" office:value-type="string" calcext:value-type="string">
            <text:p>jsonb</text:p>
          </table:table-cell>
          <table:table-cell table:style-name="ce12" office:value-type="string" calcext:value-type="string">
            <text:p>1111</text:p>
            <text:p>OTHER</text:p>
          </table:table-cell>
          <table:table-cell table:style-name="ce12" office:value-type="string" calcext:value-type="string">
            <text:p>java.lang.String</text:p>
            <text:p>org.postgresql.util.PGobject ("jsonb" "{\"title\": \"My object\"}")</text:p>
          </table:table-cell>
          <table:table-cell table:style-name="ce20" office:value-type="string" calcext:value-type="string">
            <text:p>val value = org.postgresql.util.PGobject().apply {</text:p>
            <text:p>    this.type = "jsonb"</text:p>
            <text:p>    this.value = "{\"title\":\"New object\"}"</text:p>
            <text:p>}</text:p>
            <text:p>java.sql.PreparedStatement.setObject(?, value)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jsonb[]</text:p>
          </table:table-cell>
          <table:table-cell table:style-name="ce12" office:value-type="string" calcext:value-type="string">
            <text:p>_jsonb → jsonb</text:p>
          </table:table-cell>
          <table:table-cell table:style-name="ce12" office:value-type="string" calcext:value-type="string">
            <text:p>2003 → 1111</text:p>
            <text:p>ARRAY → OTHER</text:p>
          </table:table-cell>
          <table:table-cell table:style-name="ce12" office:value-type="string" calcext:value-type="string">
            <text:p>java.sql.Array → java.lang.String</text:p>
            <text:p>java.sql.Array →</text:p>
            <text:p>    org.postgresql.util.PGobject ("jsonb" "{\"title\": \"My object\"}")</text:p>
          </table:table-cell>
          <table:table-cell table:style-name="ce20" office:value-type="string" calcext:value-type="string">
            <text:p>val item = org.postgresql.util.PGobject().apply {</text:p>
            <text:p>    this.type = "jsonb"</text:p>
            <text:p>    this.value = "{\"title\":\"New object\"}"</text:p>
            <text:p>}</text:p>
            <text:p>val array = java.sql.Connection.createArrayOf("jsonb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number-columns-repeated="2" table:style-name="ce12" office:value-type="string" calcext:value-type="string">
            <text:p>numeric</text:p>
          </table:table-cell>
          <table:table-cell table:style-name="ce12" office:value-type="string" calcext:value-type="string">
            <text:p>2</text:p>
            <text:p>NUMERIC</text:p>
          </table:table-cell>
          <table:table-cell table:style-name="ce12" office:value-type="string" calcext:value-type="string">
            <text:p>java.math.BigDecimal</text:p>
            <text:p>java.math.BigDecimal</text:p>
          </table:table-cell>
          <table:table-cell table:style-name="ce20" office:value-type="string" calcext:value-type="string">
            <text:p>val value = java.math.BigDecimal.valueOf(5.5)</text:p>
            <text:p>java.sql.PreparedStatement.setBigDecimal(?, value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numeric[]</text:p>
          </table:table-cell>
          <table:table-cell table:style-name="ce12" office:value-type="string" calcext:value-type="string">
            <text:p>_numeric → numeric</text:p>
          </table:table-cell>
          <table:table-cell table:style-name="ce12" office:value-type="string" calcext:value-type="string">
            <text:p>2003 → 2</text:p>
            <text:p>ARRAY → NUMERIC</text:p>
          </table:table-cell>
          <table:table-cell table:style-name="ce12" office:value-type="string" calcext:value-type="string">
            <text:p>java.sql.Array → java.math.BigDecimal</text:p>
            <text:p>java.sql.Array → java.math.BigDecimal</text:p>
          </table:table-cell>
          <table:table-cell table:style-name="ce20" office:value-type="string" calcext:value-type="string">
            <text:p>val item = java.math.BigDecimal.valueOf(5.5)</text:p>
            <text:p>val array = java.sql.Connection.createArrayOf("numeric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eal</text:p>
          </table:table-cell>
          <table:table-cell table:style-name="ce12" office:value-type="string" calcext:value-type="string">
            <text:p>float4</text:p>
          </table:table-cell>
          <table:table-cell table:style-name="ce12" office:value-type="string" calcext:value-type="string">
            <text:p>7</text:p>
            <text:p>REAL</text:p>
          </table:table-cell>
          <table:table-cell table:style-name="ce12" office:value-type="string" calcext:value-type="string">
            <text:p>java.lang.Float</text:p>
            <text:p>java.lang.Float</text:p>
          </table:table-cell>
          <table:table-cell table:style-name="ce20" office:value-type="string" calcext:value-type="string">
            <text:p>java.sql.PreparedStatement.setFloat(?, 5.5f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real[]</text:p>
          </table:table-cell>
          <table:table-cell table:style-name="ce12" office:value-type="string" calcext:value-type="string">
            <text:p>_float4 → float4</text:p>
          </table:table-cell>
          <table:table-cell table:style-name="ce12" office:value-type="string" calcext:value-type="string">
            <text:p>2003 → 7</text:p>
            <text:p>ARRAY → REAL</text:p>
          </table:table-cell>
          <table:table-cell table:style-name="ce12" office:value-type="string" calcext:value-type="string">
            <text:p>java.sql.Array → java.lang.Float</text:p>
            <text:p>java.sql.Array → java.lang.Float</text:p>
          </table:table-cell>
          <table:table-cell table:style-name="ce20" office:value-type="string" calcext:value-type="string">
            <text:p>val item = 5.5f</text:p>
            <text:p>val array = java.sql.Connection.createArrayOf("float4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mallint</text:p>
          </table:table-cell>
          <table:table-cell table:style-name="ce12" office:value-type="string" calcext:value-type="string">
            <text:p>int2</text:p>
          </table:table-cell>
          <table:table-cell table:style-name="ce12" office:value-type="string" calcext:value-type="string">
            <text:p>5</text:p>
            <text:p>SMALLINT</text:p>
          </table:table-cell>
          <table:table-cell table:style-name="ce12" office:value-type="string" calcext:value-type="string">
            <text:p>java.lang.Integer</text:p>
            <text:p>java.lang.Integer</text:p>
          </table:table-cell>
          <table:table-cell table:style-name="ce20" office:value-type="string" calcext:value-type="string">
            <text:p>java.sql.PreparedStatement.setShort(?, 5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smallint[]</text:p>
          </table:table-cell>
          <table:table-cell table:style-name="ce12" office:value-type="string" calcext:value-type="string">
            <text:p>_int2 → int2</text:p>
          </table:table-cell>
          <table:table-cell table:style-name="ce12" office:value-type="string" calcext:value-type="string">
            <text:p>2003 → 5</text:p>
            <text:p>ARRAY → SMALLINT</text:p>
          </table:table-cell>
          <table:table-cell table:style-name="ce12" office:value-type="string" calcext:value-type="string">
            <text:p>java.sql.Array → java.lang.Integer</text:p>
            <text:p>java.sql.Array → java.lang.Integer</text:p>
          </table:table-cell>
          <table:table-cell table:style-name="ce20" office:value-type="string" calcext:value-type="string">
            <text:p>val item = 5.toShort()</text:p>
            <text:p>val array = java.sql.Connection.createArrayOf("int2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number-columns-repeated="2" table:style-name="ce12" office:value-type="string" calcext:value-type="string">
            <text:p>text</text:p>
          </table:table-cell>
          <table:table-cell table:style-name="ce12" office:value-type="string" calcext:value-type="string">
            <text:p>12</text:p>
            <text:p>VARCHAR</text:p>
          </table:table-cell>
          <table:table-cell table:style-name="ce12" office:value-type="string" calcext:value-type="string">
            <text:p>java.lang.String</text:p>
            <text:p>java.lang.String</text:p>
          </table:table-cell>
          <table:table-cell table:style-name="ce20" office:value-type="string" calcext:value-type="string">
            <text:p>java.sql.PreparedStatement.setString(?, "New text"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text[]</text:p>
          </table:table-cell>
          <table:table-cell table:style-name="ce12" office:value-type="string" calcext:value-type="string">
            <text:p>_text → text</text:p>
          </table:table-cell>
          <table:table-cell table:style-name="ce12" office:value-type="string" calcext:value-type="string">
            <text:p>2003 → 12</text:p>
            <text:p>ARRAY → VARCHAR</text:p>
          </table:table-cell>
          <table:table-cell table:style-name="ce12" office:value-type="string" calcext:value-type="string">
            <text:p>java.sql.Array → java.lang.String</text:p>
            <text:p>java.sql.Array → java.lang.String</text:p>
          </table:table-cell>
          <table:table-cell table:style-name="ce20" office:value-type="string" calcext:value-type="string">
            <text:p>val item = "New text"</text:p>
            <text:p>val array = java.sql.Connection.createArrayOf("text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timestamp</text:p>
          </table:table-cell>
          <table:table-cell table:style-name="ce12" office:value-type="string" calcext:value-type="string">
            <text:p>93</text:p>
            <text:p>TIMESTAMP</text:p>
          </table:table-cell>
          <table:table-cell table:style-name="ce12" office:value-type="string" calcext:value-type="string">
            <text:p>java.sql.Timestamp</text:p>
            <text:p>java.sql.Timestamp</text:p>
          </table:table-cell>
          <table:table-cell table:style-name="ce20" office:value-type="string" calcext:value-type="string">
            <text:p>val value = java.time.LocalDateTime.now()</text:p>
            <text:p>java.sql.PreparedStatement.setObject(?, value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timestamp without time zone[]</text:p>
          </table:table-cell>
          <table:table-cell table:style-name="ce12" office:value-type="string" calcext:value-type="string">
            <text:p>_timestamp → timestamp</text:p>
          </table:table-cell>
          <table:table-cell table:style-name="ce12" office:value-type="string" calcext:value-type="string">
            <text:p>2003 → 93</text:p>
            <text:p>ARRAY → TIMESTAMP</text:p>
          </table:table-cell>
          <table:table-cell table:style-name="ce12" office:value-type="string" calcext:value-type="string">
            <text:p>java.sql.Array → java.sql.Timestamp</text:p>
            <text:p>java.sql.Array → java.sql.Timestamp</text:p>
          </table:table-cell>
          <table:table-cell table:style-name="ce20" office:value-type="string" calcext:value-type="string">
            <text:p>val item = java.time.LocalDateTime.now()</text:p>
            <text:p>val array = java.sql.Connection.createArrayOf("timestamp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timestamp with time zone</text:p>
            <text:p>(no TZ - stored as UTC)</text:p>
          </table:table-cell>
          <table:table-cell table:style-name="ce12" office:value-type="string" calcext:value-type="string">
            <text:p>timestamptz</text:p>
          </table:table-cell>
          <table:table-cell table:style-name="ce12" office:value-type="string" calcext:value-type="string">
            <text:p>93</text:p>
            <text:p>TIMESTAMP</text:p>
          </table:table-cell>
          <table:table-cell table:style-name="ce12" office:value-type="string" calcext:value-type="string">
            <text:p>java.sql.Timestamp</text:p>
            <text:p>java.sql.Timestamp</text:p>
          </table:table-cell>
          <table:table-cell table:style-name="ce20" office:value-type="string" calcext:value-type="string">
            <text:p>val offset = java.time.ZoneOffset.ofHours(8)</text:p>
            <text:p>val value: java.time.OffsetDateTime =</text:p>
            <text:p>    java.time.LocalDateTime.now().atOffset(offset)</text:p>
            <text:p>java.sql.PreparedStatement.setObject(?, value)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timestamp with time zone[]</text:p>
            <text:p><text:span text:style-name="T1">(no TZ - stored as UTC)</text:span></text:p>
          </table:table-cell>
          <table:table-cell table:style-name="ce12" office:value-type="string" calcext:value-type="string">
            <text:p>_timestamptz → timestamptz</text:p>
          </table:table-cell>
          <table:table-cell table:style-name="ce12" office:value-type="string" calcext:value-type="string">
            <text:p>2003 → 93</text:p>
            <text:p>ARRAY → TIMESTAMP</text:p>
          </table:table-cell>
          <table:table-cell table:style-name="ce12" office:value-type="string" calcext:value-type="string">
            <text:p>java.sql.Array → java.sql.Timestamp</text:p>
            <text:p>java.sql.Array → java.sql.Timestamp</text:p>
          </table:table-cell>
          <table:table-cell table:style-name="ce20" office:value-type="string" calcext:value-type="string">
            <text:p>val offset = java.time.ZoneOffset.ofHours(8)</text:p>
            <text:p>val item: java.time.OffsetDateTime =</text:p>
            <text:p>    java.time.LocalDateTime.now().atOffset(offset)</text:p>
            <text:p>val array = java.sql.Connection.createArrayOf("timestamptz", arrayOf(item, null))</text:p>
            <text:p>java.sql.PreparedStatement.setArray(?, array)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ime without time zone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92</text:p>
            <text:p>TIME</text:p>
          </table:table-cell>
          <table:table-cell table:style-name="ce12" office:value-type="string" calcext:value-type="string">
            <text:p>java.sql.Time</text:p>
            <text:p>java.sql.Time</text:p>
          </table:table-cell>
          <table:table-cell table:style-name="ce20" office:value-type="string" calcext:value-type="string">
            <text:p>val value = java.time.LocalTime.now()</text:p>
            <text:p>java.sql.PreparedStatement.setObject(?, value)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time without time zone[]</text:p>
          </table:table-cell>
          <table:table-cell table:style-name="ce12" office:value-type="string" calcext:value-type="string">
            <text:p>_time → time</text:p>
          </table:table-cell>
          <table:table-cell table:style-name="ce12" office:value-type="string" calcext:value-type="string">
            <text:p>2003 → 92</text:p>
            <text:p>ARRAY → TIME</text:p>
          </table:table-cell>
          <table:table-cell table:style-name="ce12" office:value-type="string" calcext:value-type="string">
            <text:p>java.sql.Array → java.sql.Time</text:p>
            <text:p>java.sql.Array → java.sql.Time</text:p>
          </table:table-cell>
          <table:table-cell table:style-name="ce20" office:value-type="string" calcext:value-type="string">
            <text:p>val item = java.time.LocalTime.now()</text:p>
            <text:p>val array = java.sql.Connection.createArrayOf("time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time with time zone</text:p>
            <text:p><text:span text:style-name="T1">(no TZ - stored as UTC)</text:span></text:p>
          </table:table-cell>
          <table:table-cell table:style-name="ce12" office:value-type="string" calcext:value-type="string">
            <text:p>timetz</text:p>
          </table:table-cell>
          <table:table-cell table:style-name="ce12" office:value-type="string" calcext:value-type="string">
            <text:p>92</text:p>
            <text:p>TIME</text:p>
          </table:table-cell>
          <table:table-cell table:style-name="ce12" office:value-type="string" calcext:value-type="string">
            <text:p>java.sql.Time</text:p>
            <text:p>java.sql.Time</text:p>
          </table:table-cell>
          <table:table-cell table:style-name="ce20" office:value-type="string" calcext:value-type="string">
            <text:p>val offset = java.time.ZoneOffset.ofHours(8)</text:p>
            <text:p>val value: java.time.OffsetTime =</text:p>
            <text:p>    java.time.LocalTime.now().atOffset(offset)</text:p>
            <text:p>java.sql.PreparedStatement.setObject(?, value)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time with time zone[]</text:p>
            <text:p><text:span text:style-name="T1">(no TZ - stored as UTC)</text:span></text:p>
          </table:table-cell>
          <table:table-cell table:style-name="ce12" office:value-type="string" calcext:value-type="string">
            <text:p>_timetz → timetz</text:p>
          </table:table-cell>
          <table:table-cell table:style-name="ce12" office:value-type="string" calcext:value-type="string">
            <text:p>2003 → 92</text:p>
            <text:p>ARRAY → TIME</text:p>
          </table:table-cell>
          <table:table-cell table:style-name="ce12" office:value-type="string" calcext:value-type="string">
            <text:p>java.sql.Array → java.sql.Time</text:p>
            <text:p>java.sql.Array → java.sql.Time</text:p>
          </table:table-cell>
          <table:table-cell table:style-name="ce20" office:value-type="string" calcext:value-type="string">
            <text:p>val offset = java.time.ZoneOffset.ofHours(8)</text:p>
            <text:p>val item: java.time.OffsetTime =</text:p>
            <text:p>    java.time.LocalTime.now().atOffset(offset)</text:p>
            <text:p>val array = java.sql.Connection.createArrayOf("timetz", arrayOf(item, null))</text:p>
            <text:p>java.sql.PreparedStatement.setArray(?, array)</text:p>
          </table:table-cell>
          <table:table-cell table:number-columns-repeated="1019"/>
        </table:table-row>
        <table:table-row table:style-name="ro6">
          <table:table-cell table:number-columns-repeated="2" table:style-name="ce12" office:value-type="string" calcext:value-type="string">
            <text:p>xml</text:p>
          </table:table-cell>
          <table:table-cell table:style-name="ce12" office:value-type="string" calcext:value-type="string">
            <text:p>2009</text:p>
            <text:p>SQLXML</text:p>
          </table:table-cell>
          <table:table-cell table:style-name="ce12" office:value-type="string" calcext:value-type="string">
            <text:p>java.sql.SQLXML</text:p>
            <text:p>java.sql.SQLXML (org.postgresql.jdbc.PgSQLXML)</text:p>
          </table:table-cell>
          <table:table-cell table:style-name="ce20" office:value-type="string" calcext:value-type="string">
            <text:p>val value = java.sql.Connection.createSQLXML().apply {</text:p>
            <text:p>    this.string = "&lt;new&gt;Value&lt;/new&gt;"</text:p>
            <text:p>}</text:p>
            <text:p>java.sql.PreparedStatement.setSQLXML(?, value)</text:p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xml[]</text:p>
          </table:table-cell>
          <table:table-cell table:style-name="ce12" office:value-type="string" calcext:value-type="string">
            <text:p>_xml → xml</text:p>
          </table:table-cell>
          <table:table-cell table:style-name="ce12" office:value-type="string" calcext:value-type="string">
            <text:p>2003 → 2009</text:p>
            <text:p>ARRAY → SQLXML</text:p>
          </table:table-cell>
          <table:table-cell table:style-name="ce12" office:value-type="string" calcext:value-type="string">
            <text:p>java.sql.Array → java.sql.SQLXML</text:p>
            <text:p>java.sql.Array →</text:p>
            <text:p><text:span text:style-name="T1">    java.sql.SQLXML (org.postgresql.jdbc.PgSQLXML)</text:span></text:p>
          </table:table-cell>
          <table:table-cell table:style-name="ce20" office:value-type="string" calcext:value-type="string">
            <text:p>// instead of XML saved result of “toString()”</text:p>
            <text:p>val item = "&lt;newRoot attr=\"attr_value\"&gt;My value&lt;/newRoot&gt;"</text:p>
            <text:p>val array = java.sql.Connection.createArrayOf("xml", arrayOf(item, null))</text:p>
            <text:p>java.sql.PreparedStatement.setArray(?, array)</text:p>
          </table:table-cell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0:12:38.152857261</meta:creation-date>
    <dc:date>2023-04-17T12:26:09.820543330</dc:date>
    <meta:editing-duration>P2DT12H48M55S</meta:editing-duration>
    <meta:editing-cycles>538</meta:editing-cycles>
    <meta:generator>LibreOffice/7.3.7.2$Linux_X86_64 LibreOffice_project/30$Build-2</meta:generator>
    <meta:document-statistic meta:table-count="1" meta:cell-count="256" meta:object-count="0"/>
  </office:meta>
</office:document-meta>
</file>